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3374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ame Title</text:p>
          </table:table-cell>
          <table:table-cell office:value-type="string" calcext:value-type="string">
            <text:p>Dragon Sla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Reel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Row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Lin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Symbol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Ps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olatility</text:p>
          </table:table-cell>
          <table:table-cell office:value-type="string" calcext:value-type="string">
            <text:p>High (4 of 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Spins Multipli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table table:name="Symbol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ntre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atter</text:p>
          </table:table-cell>
        </table:table-row>
      </table:table>
      <table:table table:name="Paytable" table:style-name="ta1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0 of</text:p>
          </table:table-cell>
          <table:table-cell office:value-type="string" calcext:value-type="string">
            <text:p>1 of</text:p>
          </table:table-cell>
          <table:table-cell office:value-type="string" calcext:value-type="string">
            <text:p>2 of</text:p>
          </table:table-cell>
          <table:table-cell office:value-type="string" calcext:value-type="string">
            <text:p>3 of</text:p>
          </table:table-cell>
          <table:table-cell office:value-type="string" calcext:value-type="string">
            <text:p>4 of</text:p>
          </table:table-cell>
          <table:table-cell office:value-type="string" calcext:value-type="string">
            <text:p>5 of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9" table:number-columns-repeated="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se Game Reel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Wild</text:p>
          </table:table-cell>
          <table:table-cell table:number-columns-repeated="3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Wiza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izard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Tome</text:p>
          </table:table-cell>
        </table:table-row>
        <table:table-row table:style-name="ro1"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2"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Wizard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table:number-columns-repeated="3"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table:number-columns-repeated="3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Tome</text:p>
          </table:table-cell>
          <table:table-cell table:number-columns-repeated="3"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ntress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Huntress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Pouch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Huntress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</table:table-row>
      </table:table>
      <table:table table:name="Free Spins Reel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catter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table:number-columns-repeated="3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table:number-columns-repeated="4"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Huntres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rystal</text:p>
          </table:table-cell>
        </table:table-row>
        <table:table-row table:style-name="ro1"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catt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Wil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Huntress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catter</text:p>
          </table:table-cell>
          <table:table-cell table:number-columns-repeated="3"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catter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Huntress</text:p>
          </table:table-cell>
          <table:table-cell table:number-columns-repeated="3"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3"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table:number-columns-repeated="3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table:number-columns-repeated="3"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3" office:value-type="string" calcext:value-type="string">
            <text:p>Tom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Huntress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Tome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</table:table-row>
        <table:table-row table:style-name="ro1">
          <table:table-cell table:number-columns-repeated="2" office:value-type="string" calcext:value-type="string">
            <text:p>Claw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Claw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law</text:p>
          </table:table-cell>
          <table:table-cell table:number-columns-repeated="2"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Claw</text:p>
          </table:table-cell>
          <table:table-cell table:number-columns-repeated="2"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Tome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string" calcext:value-type="string">
            <text:p>Claw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ome</text:p>
          </table:table-cell>
        </table:table-row>
      </table:table>
      <table:table table:name="Simulation Result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'Base Game Reels'.E1:'Base Game Reels'.F104857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Free Spins Reels'.E1:'Free Spins Reels'.F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08:53:59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4-01-12T09:33:53.416000000</meta:creation-date>
    <dc:date>2024-01-20T08:56:31.521000000</dc:date>
    <dc:creator>Todor Balabanov</dc:creator>
    <meta:editing-duration>PT2H24M37S</meta:editing-duration>
    <meta:editing-cycles>72</meta:editing-cycles>
    <meta:generator>LibreOffice/7.5.9.2$Windows_X86_64 LibreOffice_project/cdeefe45c17511d326101eed8008ac4092f278a9</meta:generator>
    <meta:document-statistic meta:table-count="7" meta:cell-count="1501" meta:object-count="0"/>
  </office:meta>
</office:document-meta>
</file>